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fd095" draw:textarea-horizontal-align="justify" draw:textarea-vertical-align="middle" draw:auto-grow-height="false" fo:min-height="4.846cm" fo:min-width="18.5cm"/>
    </style:style>
    <style:style style:name="gr2" style:family="graphic" style:parent-style-name="standard" style:list-style-name="L1">
      <style:graphic-properties draw:stroke="none" svg:stroke-color="#3465a4" draw:fill="none" draw:fill-color="#ffff00" fo:min-height="3.246cm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1.75cm" fo:min-width="18.5cm"/>
    </style:style>
    <style:style style:name="gr4" style:family="graphic" style:parent-style-name="standard">
      <style:graphic-properties draw:stroke="none" draw:fill="none" fo:min-height="1.05cm"/>
    </style:style>
    <style:style style:name="gr5" style:family="graphic" style:parent-style-name="standard">
      <style:graphic-properties draw:stroke="none" draw:fill="none" fo:min-height="0.4cm"/>
    </style:style>
    <style:style style:name="gr6" style:family="graphic" style:parent-style-name="standard">
      <style:graphic-properties draw:stroke="none" draw:fill="none" fo:min-height="0.496cm"/>
    </style:style>
    <style:style style:name="gr7" style:family="graphic" style:parent-style-name="standard">
      <style:graphic-properties draw:fill-color="#ffff00" draw:textarea-horizontal-align="justify" draw:textarea-vertical-align="middle" draw:auto-grow-height="false" fo:min-height="3.45cm" fo:min-width="18.5cm"/>
    </style:style>
    <style:style style:name="gr8" style:family="graphic" style:parent-style-name="standard">
      <style:graphic-properties draw:stroke="none" draw:fill="none" fo:min-height="1.992cm"/>
    </style:style>
    <style:style style:name="gr9" style:family="graphic" style:parent-style-name="standard">
      <style:graphic-properties draw:stroke="none" draw:fill="none" fo:min-height="1.25cm"/>
    </style:style>
    <style:style style:name="gr10" style:family="graphic" style:parent-style-name="standard">
      <style:graphic-properties draw:stroke="none" draw:fill="none" fo:min-height="1.15cm"/>
    </style:style>
    <style:style style:name="gr11" style:family="graphic" style:parent-style-name="standard">
      <style:graphic-properties draw:fill-color="#ffa6a6" draw:textarea-horizontal-align="justify" draw:textarea-vertical-align="middle" draw:auto-grow-height="false" fo:min-height="1.65cm" fo:min-width="18.5cm"/>
    </style:style>
    <style:style style:name="gr12" style:family="graphic" style:parent-style-name="standard">
      <style:graphic-properties draw:stroke="none" draw:fill="none" fo:min-height="0.789cm"/>
    </style:style>
    <style:style style:name="gr13" style:family="graphic" style:parent-style-name="standard">
      <style:graphic-properties draw:fill-color="#ffff00" draw:textarea-horizontal-align="justify" draw:textarea-vertical-align="middle" draw:auto-grow-height="false" fo:min-height="10.35cm" fo:min-width="18.5cm"/>
    </style:style>
    <style:style style:name="gr14" style:family="graphic" style:parent-style-name="standard">
      <style:graphic-properties draw:stroke="none" draw:fill="none" draw:fill-color="#ffff00" fo:min-height="9.927cm"/>
    </style:style>
    <style:style style:name="gr15" style:family="graphic" style:parent-style-name="standard">
      <style:graphic-properties draw:stroke="none" draw:fill="none" fo:min-height="1.423cm"/>
    </style:style>
    <style:style style:name="P1" style:family="paragraph">
      <loext:graphic-properties draw:fill-color="#afd095"/>
      <style:paragraph-properties fo:text-align="center"/>
    </style:style>
    <style:style style:name="P2" style:family="paragraph">
      <style:paragraph-properties fo:margin-top="0.42cm" fo:margin-bottom="0.35cm"/>
      <style:text-properties style:font-name="Liberation Sans" fo:font-size="10pt" style:letter-kerning="true" style:font-name-asian="Noto Sans CJK SC Regular" style:font-size-asian="10pt" style:font-name-complex="FreeSans" style:font-size-complex="10pt"/>
    </style:style>
    <style:style style:name="P3" style:family="paragraph">
      <loext:graphic-properties draw:fill="none" draw:fill-color="#ffff00"/>
      <style:paragraph-properties fo:margin-top="0.42cm" fo:margin-bottom="0.35cm"/>
      <style:text-properties style:font-name="Liberation Sans" fo:font-size="10pt" style:letter-kerning="true" style:font-name-asian="Noto Sans CJK SC Regular" style:font-size-asian="10pt" style:font-name-complex="FreeSans" style:font-size-complex="10pt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style:paragraph-properties fo:margin-top="0.42cm" fo:margin-bottom="0.35cm"/>
      <style:text-properties fo:font-size="10pt" style:font-size-asian="10pt" style:font-size-complex="10pt"/>
    </style:style>
    <style:style style:name="P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8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9" style:family="paragraph">
      <loext:graphic-properties draw:fill-color="#ffa6a6"/>
      <style:paragraph-properties fo:text-align="center"/>
    </style:style>
    <style:style style:name="P10" style:family="paragraph">
      <style:paragraph-properties style:text-autospace="none"/>
      <style:text-properties fo:color="#000000" style:font-name="DejaVu Sans Mono" fo:font-size="9pt" style:font-name-asian="DejaVu Sans Mono" style:font-size-asian="9pt" style:font-name-complex="DejaVu Sans Mono" style:font-size-complex="9pt"/>
    </style:style>
    <style:style style:name="P11" style:family="paragraph">
      <style:paragraph-properties style:text-autospace="none"/>
    </style:style>
    <style:style style:name="P12" style:family="paragraph">
      <loext:graphic-properties draw:fill="none" draw:fill-color="#ffff00"/>
      <style:paragraph-properties fo:margin-top="0.42cm" fo:margin-bottom="0.35cm" style:text-autospace="none"/>
      <style:text-properties fo:color="#000000" style:font-name="DejaVu Sans Mono" fo:font-size="9pt" style:font-name-asian="DejaVu Sans Mono" style:font-size-asian="9pt" style:font-name-complex="DejaVu Sans Mono" style:font-size-complex="9pt"/>
    </style:style>
    <style:style style:name="P13" style:family="paragraph">
      <loext:graphic-properties draw:fill="non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DejaVu Sans Mono" fo:font-size="10pt" fo:font-style="normal" fo:text-shadow="none" style:text-underline-style="none" fo:font-weight="normal" style:letter-kerning="true" style:font-name-asian="DejaVu Sans Mono" style:font-size-asian="10pt" style:font-style-asian="normal" style:font-weight-asian="normal" style:font-name-complex="DejaVu Sa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80" style:text-outline="false" style:text-line-through-style="none" style:text-line-through-type="none" style:font-name="DejaVu Sans Mono" fo:font-size="9pt" fo:font-style="normal" fo:text-shadow="none" style:text-underline-style="none" fo:font-weight="bold" style:letter-kerning="true" style:font-name-asian="DejaVu Sans Mono" style:font-size-asian="9pt" style:font-style-asian="normal" style:font-weight-asian="bold" style:font-name-complex="DejaVu Sans Mono" style:font-size-complex="9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DejaVu Sans Mono" fo:font-size="9pt" fo:font-style="normal" fo:text-shadow="none" style:text-underline-style="none" fo:font-weight="normal" style:letter-kerning="true" style:font-name-asian="DejaVu Sans Mono" style:font-size-asian="9pt" style:font-style-asian="normal" style:font-weight-asian="normal" style:font-name-complex="DejaVu Sa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08000" style:text-outline="false" style:text-line-through-style="none" style:text-line-through-type="none" style:font-name="DejaVu Sans Mono" fo:font-size="9pt" fo:font-style="normal" fo:text-shadow="none" style:text-underline-style="none" fo:font-weight="normal" style:letter-kerning="true" style:font-name-asian="DejaVu Sans Mono" style:font-size-asian="9pt" style:font-style-asian="normal" style:font-weight-asian="normal" style:font-name-complex="DejaVu Sa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660e7a" style:text-outline="false" style:text-line-through-style="none" style:text-line-through-type="none" style:font-name="DejaVu Sans Mono" fo:font-size="9pt" fo:font-style="italic" fo:text-shadow="none" style:text-underline-style="none" fo:font-weight="bold" style:letter-kerning="true" style:font-name-asian="DejaVu Sans Mono" style:font-size-asian="9pt" style:font-style-asian="italic" style:font-weight-asian="bold" style:font-name-complex="DejaVu Sans Mono" style:font-size-complex="9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8000" style:text-outline="false" style:text-line-through-style="none" style:text-line-through-type="none" style:font-name="DejaVu Sans Mono" fo:font-size="9pt" fo:font-style="normal" fo:text-shadow="none" style:text-underline-style="none" fo:font-weight="bold" style:letter-kerning="true" style:font-name-asian="DejaVu Sans Mono" style:font-size-asian="9pt" style:font-style-asian="normal" style:font-weight-asian="bold" style:font-name-complex="DejaVu Sans Mono" style:font-size-complex="9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DejaVu Sans Mono" fo:font-size="9pt" fo:font-style="italic" fo:text-shadow="none" style:text-underline-style="none" fo:font-weight="normal" style:letter-kerning="true" style:font-name-asian="DejaVu Sans Mono" style:font-size-asian="9pt" style:font-style-asian="italic" style:font-weight-asian="normal" style:font-name-complex="DejaVu Sans Mono" style:font-size-complex="9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808080" style:text-outline="false" style:text-line-through-style="none" style:text-line-through-type="none" style:font-name="DejaVu Sans Mono" fo:font-size="9pt" fo:font-style="italic" fo:text-shadow="none" style:text-underline-style="none" fo:font-weight="normal" style:letter-kerning="true" style:font-name-asian="DejaVu Sans Mono" style:font-size-asian="9pt" style:font-style-asian="italic" style:font-weight-asian="normal" style:font-name-complex="DejaVu Sans Mono" style:font-size-complex="9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ff" style:text-outline="false" style:text-line-through-style="none" style:text-line-through-type="none" style:font-name="DejaVu Sans Mono" fo:font-size="9pt" fo:font-style="normal" fo:text-shadow="none" style:text-underline-style="none" fo:font-weight="normal" style:letter-kerning="true" style:font-name-asian="DejaVu Sans Mono" style:font-size-asian="9pt" style:font-style-asian="normal" style:font-weight-asian="normal" style:font-name-complex="DejaVu Sans Mono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9cm" svg:height="5.096cm" svg:x="1cm" svg:y="4.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8.673cm" svg:height="3.496cm" svg:x="1.327cm" svg:y="5.696cm">
          <draw:text-box>
            <text:p text:style-name="P2">Observable сообщает три вида событий:</text:p>
            <text:p text:style-name="P2">1. Данные</text:p>
            <text:p text:style-name="P2">2. Сигнал о завершении последовательности (что означает, что новых данных больше не будет)</text:p>
            <text:p text:style-name="P2">3. Ошибку, если последовательность завершилась по причине исключительной ситуации (это событие так же предполагает завершение последовательности)</text:p>
          </draw:text-box>
        </draw:frame>
        <draw:custom-shape draw:style-name="gr3" draw:text-style-name="P4" draw:layer="layout" svg:width="19cm" svg:height="2cm" svg:x="1cm" svg:y="9.5cm">
          <text:p/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4.044cm" svg:height="1.3cm" svg:x="1.356cm" svg:y="9.5cm">
          <draw:text-box>
            <text:p text:style-name="P5"><text:span text:style-name="T1">Метод </text:span><text:span text:style-name="T2">subscribe</text:span><text:span text:style-name="T1"> используется для получения данных выдаваемых </text:span><text:span text:style-name="T1">observable.</text:span></text:p>
          </draw:text-box>
        </draw:frame>
        <draw:frame draw:style-name="gr5" draw:text-style-name="P8" draw:layer="layout" svg:width="14.26cm" svg:height="0.65cm" svg:x="1.34cm" svg:y="10.05cm">
          <draw:text-box>
            <text:p text:style-name="P7">public final Subscription subscribe(Observer&lt;? super T&gt; observer)</text:p>
          </draw:text-box>
        </draw:frame>
        <draw:frame draw:style-name="gr6" draw:text-style-name="P6" draw:layer="layout" svg:width="18.11cm" svg:height="0.746cm" svg:x="1.39cm" svg:y="10.754cm">
          <draw:text-box>
            <text:p text:style-name="P5"><text:span text:style-name="T1">Эти данные передаются наблюдателю, который является реализацией интерфейса Observer</text:span></text:p>
          </draw:text-box>
        </draw:frame>
        <draw:custom-shape draw:style-name="gr7" draw:text-style-name="P4" draw:layer="layout" svg:width="19cm" svg:height="3.7cm" svg:x="1cm" svg:y="11.7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8.969cm" svg:height="2.242cm" svg:x="1.3cm" svg:y="11.8cm">
          <draw:text-box>
            <text:p text:style-name="P7">interface Observer&lt;T&gt; {</text:p>
            <text:p text:style-name="P7"><text:s text:c="4"/>void onCompleted();</text:p>
            <text:p text:style-name="P7"><text:s text:c="4"/>void onError(java.lang.Throwable e);</text:p>
            <text:p text:style-name="P7"><text:s text:c="4"/>void onNext(T t);</text:p>
            <text:p text:style-name="P7">}</text:p>
          </draw:text-box>
        </draw:frame>
        <draw:frame draw:style-name="gr9" draw:text-style-name="P6" draw:layer="layout" svg:width="18.3cm" svg:height="1.5cm" svg:x="1cm" svg:y="14.3cm">
          <draw:text-box>
            <text:p text:style-name="P5">В Rx предусмотрена абстрактная реализация Observer - <text:span text:style-name="T3">Subscriber</text:span>. <text:span text:style-name="T3">Subscriber</text:span> реализует дополнительную функциональность и, как правило, именно его следует использовать для реализации Observer</text:p>
          </draw:text-box>
        </draw:frame>
        <draw:frame draw:style-name="gr10" draw:text-style-name="P6" draw:layer="layout" svg:width="17.394cm" svg:height="1.4cm" svg:x="1.006cm" svg:y="4.5cm">
          <draw:text-box>
            <text:p text:style-name="P5"><text:span text:style-name="T1"><text:a xlink:href="http://reactivex.io/RxJava/javadoc/rx/Observable" xlink:type="simple">Observable </text:a></text:span><text:span text:style-name="T1">–содержит в себе основную часть реализации Rx, включая все базовые операторы. Он выдает </text:span><text:span text:style-name="T1">данные.</text:span></text:p>
          </draw:text-box>
        </draw:frame>
        <draw:custom-shape draw:style-name="gr11" draw:text-style-name="P9" draw:layer="layout" svg:width="19cm" svg:height="1.9cm" svg:x="1cm" svg:y="15.5cm">
          <text:p/>
          <draw:enhanced-geometry svg:viewBox="0 0 21600 21600" draw:type="rectangle" draw:enhanced-path="M 0 0 L 21600 0 21600 21600 0 21600 0 0 Z N"/>
        </draw:custom-shape>
        <draw:frame draw:style-name="gr12" draw:text-style-name="P6" draw:layer="layout" svg:width="18.2cm" svg:height="1.459cm" svg:x="1cm" svg:y="15.7cm">
          <draw:text-box>
            <text:p text:style-name="P5">Subject’ы являются расширением Observable, одновременно реализуя интерфейс Observer:</text:p>
            <text:p text:style-name="P5"><text:span text:style-name="T1">PublishSubject, ReplaySubject, BehaviorSubject, ...</text:span></text:p>
          </draw:text-box>
        </draw:frame>
        <draw:custom-shape draw:style-name="gr13" draw:text-style-name="P4" draw:layer="layout" svg:width="19cm" svg:height="10.6cm" svg:x="1cm" svg:y="17.5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18.616cm" svg:height="10.177cm" svg:x="1.384cm" svg:y="17.7cm">
          <draw:text-box>
            <text:p text:style-name="P10"><text:span text:style-name="T4">В метод subscribe можно передавать объекты:</text:span></text:p>
            <text:p text:style-name="P10"><text:span text:style-name="T4">1. Action1 → call(){…}</text:span></text:p>
            <text:p text:style-name="P10"><text:span text:style-name="T4">2. Observer</text:span></text:p>
            <text:p text:style-name="P10"><text:span text:style-name="T4">3. Subscriber</text:span></text:p>
            <text:p text:style-name="P10"><text:span text:style-name="T4"/></text:p>
            <text:p text:style-name="P11"><text:span text:style-name="T5">public class </text:span><text:span text:style-name="T6">MyAction1 </text:span><text:span text:style-name="T5">implements </text:span><text:span text:style-name="T6">Action1&lt;Integer&gt; {</text:span><text:span text:style-name="T6"><text:line-break/></text:span><text:span text:style-name="T6"><text:line-break/></text:span><text:span text:style-name="T6"> <text:s text:c="3"/></text:span><text:span text:style-name="T7">@Override</text:span><text:span text:style-name="T7"><text:line-break/></text:span><text:span text:style-name="T7"> <text:s text:c="3"/></text:span><text:span text:style-name="T5">public void </text:span><text:span text:style-name="T6">call(Integer integer) {</text:span><text:span text:style-name="T6"><text:line-break/></text:span><text:span text:style-name="T6"> <text:s text:c="7"/>System.</text:span><text:span text:style-name="T8">out</text:span><text:span text:style-name="T6">.println(</text:span><text:span text:style-name="T9">"получено: " </text:span><text:span text:style-name="T6">+ integer);</text:span><text:span text:style-name="T6"><text:line-break/></text:span><text:span text:style-name="T6"> <text:s text:c="3"/>}</text:span><text:span text:style-name="T6"><text:line-break/></text:span><text:span text:style-name="T6">}</text:span></text:p>
            <text:p text:style-name="P10"><text:span text:style-name="T4"/></text:p>
            <text:p text:style-name="P11"><text:span text:style-name="T6">PublishSubject&lt;Integer&gt; subject = PublishSubject.</text:span><text:span text:style-name="T10">create</text:span><text:span text:style-name="T6">();</text:span></text:p>
            <text:p text:style-name="P11"><text:span text:style-name="T6">MyAction1 myAction1 = </text:span><text:span text:style-name="T5">new </text:span><text:span text:style-name="T6">MyAction1();</text:span></text:p>
            <text:p text:style-name="P11"><text:span text:style-name="T6"/></text:p>
            <text:p><text:span text:style-name="T6">Subscription subscription = subject.subscribe(myAction1::call);</text:span><text:span text:style-name="T11">//подписываемся и получаем дальнейшие сообщения</text:span><text:span text:style-name="T11"><text:line-break/></text:span><text:span text:style-name="T6">subject.onNext(</text:span><text:span text:style-name="T12">2</text:span><text:span text:style-name="T6">);</text:span><text:span text:style-name="T6"><text:line-break/></text:span><text:span text:style-name="T6">subject.onNext(</text:span><text:span text:style-name="T12">3</text:span><text:span text:style-name="T6">);</text:span></text:p>
            <text:p text:style-name="P11"><text:span text:style-name="T6"/></text:p>
            <text:p text:style-name="P11"><text:span text:style-name="T6">============</text:span></text:p>
            <text:p text:style-name="P11"><text:span text:style-name="T6">получено: 2</text:span></text:p>
            <text:p text:style-name="P11"><text:span text:style-name="T6">получено: 3</text:span></text:p>
            <text:p text:style-name="P11"><text:span text:style-name="T6">получено: 4</text:span></text:p>
          </draw:text-box>
        </draw:frame>
        <draw:frame draw:style-name="gr15" draw:text-style-name="P13" draw:layer="layout" svg:width="18.575cm" svg:height="1.673cm" svg:x="1.125cm" svg:y="1.137cm">
          <draw:text-box>
            <text:p><text:a xlink:href="https://github.com/auxility/Intro-To-RxJava" xlink:type="simple">https://github.com/auxility/Intro-To-RxJava</text:a><text:s/>- документация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0T12:03:04.295526767</meta:creation-date>
    <dc:date>2020-09-10T14:09:05.937756876</dc:date>
    <meta:editing-duration>PT1H23M28S</meta:editing-duration>
    <meta:editing-cycles>6</meta:editing-cycles>
    <meta:generator>LibreOffice/6.1.5.2$Linux_X86_64 LibreOffice_project/10$Build-2</meta:generator>
    <meta:document-statistic meta:object-count="15"/>
  </office:meta>
</office:document-meta>
</file>